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RẢ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1:00:56</dc:date>
    <meta:editing-duration>PT6H7M</meta:editing-duration>
    <meta:editing-cycles>152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92" meta:character-count="714" meta:non-whitespace-character-count="622"/>
  </office:meta>
</office:document-meta>
</file>